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3b21b" officeooo:paragraph-rsid="0023b21b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54dd2" officeooo:paragraph-rsid="00254dd2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764c0" officeooo:paragraph-rsid="002764c0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764c0" officeooo:paragraph-rsid="00290838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764c0" officeooo:paragraph-rsid="002b179d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90838" officeooo:paragraph-rsid="00290838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9d3fd" officeooo:paragraph-rsid="0029d3fd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b179d" officeooo:paragraph-rsid="002b179d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baaf0" officeooo:paragraph-rsid="002baaf0" style:font-size-asian="12pt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fo:font-size="12pt" fo:font-weight="normal" officeooo:rsid="001f3d35" officeooo:paragraph-rsid="00165363" style:font-size-asian="12pt" style:font-weight-asian="normal" style:font-name-complex="Helvetica" style:font-weight-complex="normal"/>
    </style:style>
    <style:style style:name="P21" style:family="paragraph" style:parent-style-name="Standard">
      <style:paragraph-properties style:snap-to-layout-grid="false"/>
      <style:text-properties style:font-name="Helvetica" fo:font-size="12pt" fo:font-weight="normal" officeooo:rsid="0023b21b" officeooo:paragraph-rsid="000c4175" style:font-size-asian="12pt" style:font-weight-asian="normal" style:font-name-complex="Helvetica" style:font-weight-complex="normal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normal" officeooo:rsid="0025a63d" officeooo:paragraph-rsid="0025a63d" style:font-size-asian="12pt" style:font-weight-asian="normal" style:font-name-complex="Helvetica" style:font-weight-complex="normal"/>
    </style:style>
    <style:style style:name="P23" style:family="paragraph" style:parent-style-name="Standard">
      <style:paragraph-properties style:snap-to-layout-grid="false"/>
      <style:text-properties style:font-name="Helvetica" fo:font-size="12pt" fo:font-weight="normal" officeooo:rsid="0025a63d" officeooo:paragraph-rsid="000c4175" style:font-size-asian="12pt" style:font-weight-asian="normal" style:font-name-complex="Helvetica" style:font-weight-complex="normal"/>
    </style:style>
    <style:style style:name="P24" style:family="paragraph" style:parent-style-name="Standard">
      <style:paragraph-properties style:snap-to-layout-grid="false"/>
      <style:text-properties style:font-name="Helvetica" fo:font-size="12pt" fo:font-weight="normal" officeooo:rsid="002764c0" officeooo:paragraph-rsid="002764c0" style:font-size-asian="12pt" style:font-weight-asian="normal" style:font-name-complex="Helvetica" style:font-weight-complex="normal"/>
    </style:style>
    <style:style style:name="P25" style:family="paragraph" style:parent-style-name="Standard">
      <style:paragraph-properties style:snap-to-layout-grid="false"/>
      <style:text-properties style:font-name="Helvetica" style:font-name-complex="Helvetica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c6192" officeooo:paragraph-rsid="002c6192" style:font-size-asian="12pt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officeooo:rsid="002c6192" officeooo:paragraph-rsid="002c6192" style:font-name-complex="Helvetica"/>
    </style:style>
    <style:style style:name="P28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9" style:family="paragraph" style:parent-style-name="Heading_20_1">
      <style:text-properties fo:font-weight="bold" style:font-weight-asian="bold"/>
    </style:style>
    <style:style style:name="P30" style:family="paragraph" style:parent-style-name="Heading_20_1">
      <style:paragraph-properties style:snap-to-layout-grid="false"/>
      <style:text-properties fo:font-weight="bold" style:font-weight-asian="bold"/>
    </style:style>
    <style:style style:name="P31" style:family="paragraph" style:parent-style-name="Heading_20_1">
      <style:text-properties style:font-name="Helvetica" style:font-name-complex="Helvetica"/>
    </style:style>
    <style:style style:name="P3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3" style:family="paragraph" style:parent-style-name="Heading_20_3">
      <style:paragraph-properties style:snap-to-layout-grid="false"/>
      <style:text-properties fo:font-weight="bold" style:font-weight-asian="bold"/>
    </style:style>
    <style:style style:name="P34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5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23b21b"/>
    </style:style>
    <style:style style:name="T2" style:family="text">
      <style:text-properties officeooo:rsid="0025a63d"/>
    </style:style>
    <style:style style:name="T3" style:family="text">
      <style:text-properties officeooo:rsid="002764c0"/>
    </style:style>
    <style:style style:name="T4" style:family="text">
      <style:text-properties officeooo:rsid="0029d3fd"/>
    </style:style>
    <style:style style:name="T5" style:family="text">
      <style:text-properties officeooo:rsid="002ab5df"/>
    </style:style>
    <style:style style:name="T6" style:family="text">
      <style:text-properties officeooo:rsid="002b179d"/>
    </style:style>
    <style:style style:name="T7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8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0" text:outline-level="1"/>
          </table:table-cell>
          <table:table-cell table:style-name="Table1.A2" table:number-columns-spanned="2" office:value-type="string">
            <text:h text:style-name="P3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9" text:outline-level="1">Project</text:h>
          </table:table-cell>
          <table:table-cell table:style-name="Table1.A3" table:number-columns-spanned="3" office:value-type="string">
            <text:h text:style-name="P3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7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25.11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21">-Work on the <text:span text:style-name="T2">CalculationsController</text:span></text:p>
            <text:p text:style-name="P23">-Work on the Tasks of the CalculationsController</text:p>
            <text:p text:style-name="P21">-<text:span text:style-name="T2">Met the customers to clarify some doubts and errors in the documentation</text:span></text:p>
            <text:p text:style-name="P22">-Thought about the possibility to split in threads the branches of calculations of 10min,1h and1d</text:p>
            <text:p text:style-name="P22">- <text:span text:style-name="T6">Work on Scheduler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20"/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4">- Help to fix the Design Document</text:p>
            <text:p text:style-name="P24">- Fix the input documentation</text:p>
            <text:p text:style-name="P24">- Help in parser part in vision of the presentation of alpha prototype</text:p>
            <text:p text:style-name="P24">- Help making the presentations and/or provide feedback to who make this presentation for the alpha prototype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1" text:outline-level="1">Monday</text:h>
          </table:table-cell>
          <table:table-cell table:style-name="Table4.A2" office:value-type="string">
            <text:p text:style-name="P12">10</text:p>
          </table:table-cell>
          <table:table-cell table:style-name="Table4.A2" office:value-type="string">
            <text:p text:style-name="P11">Worked on the implementation of math engine parts <text:span text:style-name="T3">(10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3">14</text:p>
          </table:table-cell>
          <table:table-cell table:style-name="Table4.A2" office:value-type="string">
            <text:p text:style-name="P13">Met customers (2)</text:p>
            <text:p text:style-name="P13">Work on the CalculationsController part (12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7">10</text:p>
          </table:table-cell>
          <table:table-cell table:style-name="Table4.A2" office:value-type="string">
            <text:p text:style-name="P14">Work on the CalculationsController part (<text:span text:style-name="T4">10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8">7</text:p>
          </table:table-cell>
          <table:table-cell table:style-name="Table4.A2" office:value-type="string">
            <text:p text:style-name="P16">Met the supervisors (<text:span text:style-name="T5">2</text:span>)</text:p>
            <text:p text:style-name="P14">Work on the CalculationsController part (<text:span text:style-name="T6">4</text:span>)</text:p>
            <text:p text:style-name="P18">meeting with the team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9">7</text:p>
          </table:table-cell>
          <table:table-cell table:style-name="Table4.A2" office:value-type="string">
            <text:p text:style-name="P15">Work on the <text:span text:style-name="T6">Schedule </text:span>part (<text:span text:style-name="T6">5</text:span>)</text:p>
            <text:p text:style-name="P19">work on formulas (2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9">4</text:p>
          </table:table-cell>
          <table:table-cell table:style-name="Table4.A2" office:value-type="string">
            <text:p text:style-name="P19">Work on code and formulas (4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26">2</text:p>
          </table:table-cell>
          <table:table-cell table:style-name="Table4.A10" office:value-type="string">
            <text:p text:style-name="P26">Work on formulas (2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7">54</text:p>
          </table:table-cell>
          <table:table-cell table:style-name="Table4.A11" office:value-type="string">
            <text:p text:style-name="P25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25T10:07:50.886000000</dc:date>
    <meta:print-date>1998-10-09T11:53:00</meta:print-date>
    <meta:editing-cycles>40</meta:editing-cycles>
    <meta:editing-duration>PT1H55M53S</meta:editing-duration>
    <meta:generator>LibreOffice/4.1.2.3$Windows_x86 LibreOffice_project/40b2d7fde7e8d2d7bc5a449dc65df4d08a7dd38</meta:generator>
    <meta:document-statistic meta:table-count="4" meta:image-count="3" meta:object-count="0" meta:page-count="2" meta:paragraph-count="53" meta:word-count="186" meta:character-count="1098" meta:non-whitespace-character-count="964"/>
  </office:meta>
</office:document-meta>
</file>